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ristine Darg and her web site Exploits. </text:p>
      <text:p text:style-name="Standard"/>
      <text:p text:style-name="Standard"/>
      <text:p text:style-name="Standard"><text:a xlink:type="simple" xlink:href="https://jerusalemchannel.tv/video_tag/exploits-tv/" text:style-name="Internet_20_link" text:visited-style-name="Visited_20_Internet_20_Link">https://jerusalemchannel.tv/video_tag/exploits-tv/</text:a></text:p>
      <text:p text:style-name="Standard"/>
      <text:p text:style-name="Standard">In the thirty minute program she mentions that Israel has natural gas and oil. And that the oil is on the Golan Height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3-26T08:33:12.72</meta:creation-date>
    <meta:document-statistic meta:table-count="0" meta:image-count="0" meta:object-count="0" meta:page-count="1" meta:paragraph-count="3" meta:word-count="31" meta:character-count="213"/>
    <dc:date>2022-03-26T09:01:02.15</dc:date>
    <meta:editing-duration>PT12M39S</meta:editing-duration>
    <meta:editing-cycles>1</meta:editing-cycles>
    <meta:generator>OpenOffice/4.1.11$Win32 OpenOffice.org_project/4111m1$Build-9808</meta:generator>
  </office:meta>
</office:document-meta>
</file>